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1.29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7.985cm" svg:y="3.222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7.986cm" svg:y="7.223cm">
          <text:p text:style-name="P2"><text:span text:style-name="T1">STAT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7.986cm" svg:y="12.223cm">
          <text:p text:style-name="P2"><text:span text:style-name="T1">STATE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54cm" svg:height="2.54cm" svg:x="7.986cm" svg:y="17.223cm">
          <text:p text:style-name="P2"><text:span text:style-name="T1">STAT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525cm" svg:y1="4.492cm" svg:x2="10.526cm" svg:y2="8.493cm" draw:start-shape="id1" draw:start-glue-point="10" draw:end-shape="id2" draw:end-glue-point="10" svg:d="M10525 4492c754 0 754 4001 1 4001" svg:viewBox="0 0 567 4002">
          <text:p text:style-name="P2">1/0</text:p>
        </draw:connector>
        <draw:connector draw:style-name="gr3" draw:text-style-name="P3" draw:layer="layout" draw:type="curve" svg:x1="10.154cm" svg:y1="9.391cm" svg:x2="10.526cm" svg:y2="13.493cm" draw:start-shape="id2" draw:start-glue-point="9" draw:end-shape="id3" draw:end-glue-point="10" svg:d="M10154 9391c1311 0 1125 4102 372 4102" svg:viewBox="0 0 963 4103">
          <text:p text:style-name="P2">1/0</text:p>
        </draw:connector>
        <draw:connector draw:style-name="gr4" draw:text-style-name="P3" draw:layer="layout" draw:type="curve" svg:x1="10.154cm" svg:y1="14.391cm" svg:x2="10.526cm" svg:y2="18.493cm" draw:start-shape="id3" draw:start-glue-point="9" draw:end-shape="id4" draw:end-glue-point="10" svg:d="M10154 14391c1311 0 1125 4102 372 4102" svg:viewBox="0 0 963 4103">
          <text:p text:style-name="P2">1/0</text:p>
        </draw:connector>
        <draw:connector draw:style-name="gr5" draw:text-style-name="P3" draw:layer="layout" draw:type="curve" draw:line-skew="-2.423cm" svg:x1="7.986cm" svg:y1="18.493cm" svg:x2="7.985cm" svg:y2="4.492cm" draw:start-shape="id4" draw:start-glue-point="6" draw:end-shape="id1" draw:end-glue-point="6" svg:d="M7986 18493c-4387 0-4387-14001-1-14001" svg:viewBox="0 0 3291 14002">
          <text:p/>
        </draw:connector>
        <draw:connector draw:style-name="gr6" draw:text-style-name="P3" draw:layer="layout" draw:type="curve" svg:x1="8.358cm" svg:y1="14.391cm" svg:x2="9.256cm" svg:y2="12.223cm" draw:start-shape="id3" draw:start-glue-point="7" draw:end-shape="id3" draw:end-glue-point="4" svg:d="M8358 14391c-1309 0-1092-1335-540-2065s1438-854 1438-103" svg:viewBox="0 0 1872 2676">
          <text:p/>
        </draw:connector>
        <draw:connector draw:style-name="gr7" draw:text-style-name="P3" draw:layer="layout" draw:type="curve" svg:x1="8.358cm" svg:y1="7.595cm" svg:x2="7.985cm" svg:y2="4.492cm" draw:start-shape="id2" draw:start-glue-point="5" draw:end-shape="id1" draw:end-glue-point="6" svg:d="M8358 7595c-1311 0-1124-3103-373-3103" svg:viewBox="0 0 962 3104">
          <text:p/>
        </draw:connector>
        <draw:connector draw:style-name="gr8" draw:text-style-name="P3" draw:layer="layout" draw:type="curve" draw:line-skew="-4.453cm" svg:x1="8.358cm" svg:y1="19.391cm" svg:x2="8.357cm" svg:y2="3.594cm" draw:start-shape="id4" draw:start-glue-point="7" draw:end-shape="id1" draw:end-glue-point="5" svg:d="M8358 19391c-7990 0-7990-15797-1-15797" svg:viewBox="0 0 5994 15798">
          <text:p/>
        </draw:connector>
        <draw:frame draw:style-name="gr9" draw:text-style-name="P4" draw:layer="layout" svg:width="1.383cm" svg:height="0.962cm" svg:x="3.857cm" svg:y="12.747cm">
          <draw:text-box>
            <text:p>1/1</text:p>
          </draw:text-box>
        </draw:frame>
        <draw:frame draw:style-name="gr9" draw:text-style-name="P4" draw:layer="layout" svg:width="1.383cm" svg:height="0.962cm" svg:x="2.27cm" svg:y="10.525cm">
          <draw:text-box>
            <text:p>0/0</text:p>
          </draw:text-box>
        </draw:frame>
        <draw:frame draw:style-name="gr10" draw:text-style-name="P4" draw:layer="layout" svg:width="1.383cm" svg:height="0.962cm" svg:x="6.767cm" svg:y="12.747cm">
          <draw:text-box>
            <text:p>1/0</text:p>
          </draw:text-box>
        </draw:frame>
        <draw:frame draw:style-name="gr9" draw:text-style-name="P4" draw:layer="layout" svg:width="1.383cm" svg:height="0.962cm" svg:x="6.742cm" svg:y="6.08cm">
          <draw:text-box>
            <text:p>0/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21:40:08.277169249</meta:creation-date>
    <dc:date>2022-08-12T21:56:42.738340682</dc:date>
    <meta:editing-duration>PT6M23S</meta:editing-duration>
    <meta:editing-cycles>2</meta:editing-cycles>
    <meta:generator>LibreOffice/7.3.5.2$Linux_X86_64 LibreOffice_project/392c644e8a6d1ea0765aa2d613a91bcef808d6ea</meta:generator>
    <meta:document-statistic meta:object-count="15"/>
  </office:meta>
</office:document-meta>
</file>